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2b06" officeooo:paragraph-rsid="00082b0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2b06" officeooo:paragraph-rsid="00082b0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2b06" officeooo:paragraph-rsid="00082b0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10c6" officeooo:paragraph-rsid="000910c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2b06" officeooo:paragraph-rsid="00082b0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10c6" officeooo:paragraph-rsid="000910c6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AMEWORK – BOOTSTRAP</text:p>
      <text:p text:style-name="P1"/>
      <text:p text:style-name="P1">é um framework de codigo aberto, traz uma combinação de regras CSS e funcinalidades Js que facilitam o desenvolvimento de uma estrutura web.</text:p>
      <text:p text:style-name="P1"/>
      <text:p text:style-name="P2">Implementação</text:p>
      <text:p text:style-name="P2"/>
      <text:p text:style-name="P3">Vinculação externa</text:p>
      <text:p text:style-name="P3"/>
      <text:p text:style-name="P5">Assim como fizemos com fontes e icones, tambem existem duas maneira de vincular o Bootstrap ao nossos projetos.</text:p>
      <text:p text:style-name="P5">Para vincular externamente em nosso projeto temos que entrar no site oficial, copiar o link que esta sob o titulo CSS e cola-lo entre as tags de abertura e fechamento do nosso cabecalho HTML.</text:p>
      <text:p text:style-name="P5"/>
      <text:p text:style-name="P5">&lt;head&gt;</text:p>
      <text:p text:style-name="P5"><text:tab/>&lt;!--Aqui está o link para o arquivo de estilo CSS →</text:p>
      <text:p text:style-name="P5">&lt;/head&gt;</text:p>
      <text:p text:style-name="P5"/>
      <text:p text:style-name="P5">Ja a parte de JS deve ser colada antes da tag de fechamento do nosso corpo</text:p>
      <text:p text:style-name="P5"/>
      <text:p text:style-name="P5">&lt;body&gt;</text:p>
      <text:p text:style-name="P5"><text:tab/>lorem bla bla bla bla</text:p>
      <text:p text:style-name="P5"><text:tab/>&lt;!-- Aqui estão os links para as bibliotecas JS →</text:p>
      <text:p text:style-name="P5">&lt;/body&gt;</text:p>
      <text:p text:style-name="P5"/>
      <text:p text:style-name="P5">Com a vinculação externa estamos consumindo, via internet, todos os recursos que o bootstrap oferece direto de seu servidor.</text:p>
      <text:p text:style-name="P5"/>
      <text:p text:style-name="P2">HTML 5 E VIEWPORT</text:p>
      <text:p text:style-name="P3"/>
      <text:p text:style-name="P5">Bootstrap requer uso de documento HTML5 e desenvolve dispositivos moveis primeiro.</text:p>
      <text:p text:style-name="P5"/>
      <text:p text:style-name="P5">Para garantir a renderização adequada e uma função de zoom de toque para todos os dispositivos, devemos adicionar a tag da janela de vizualização ao cabeçalho do nosso HTML.</text:p>
      <text:p text:style-name="P5"/>
      <text:p text:style-name="P5">&lt;meta name=”viewport” content=”width=device-width, initial-scale=1”&gt;</text:p>
      <text:p text:style-name="P5"/>
      <text:p text:style-name="P2">Containers e Breakpoints</text:p>
      <text:p text:style-name="P2"/>
      <text:p text:style-name="P6">Representa o nucleo do bootstrap. Atraves destes elementos iremos criar a estrutura que irá conter todo o fluxo do nosso site.</text:p>
      <text:p text:style-name="P6"/>
      <text:p text:style-name="P4">O qué é um container?</text:p>
      <text:p text:style-name="P4"/>
      <text:p text:style-name="P6">Um elemento HTML cuja função principal é aninhar outros elementos e conte-los para que se ajustem a largura e altura dos mesmos.</text:p>
      <text:p text:style-name="P6"/>
      <text:p text:style-name="P6">O bootstrap 5 tem 3 classes definidas para gerar um container: container, container-fluid e container-{breakpoint]. Pode ser atribuida essas classes a qualque tag HTML, porem geralmente são usadas em elementos de bloco (div, sessão, artigo etc), vai depender muito do contexto.</text:p>
      <text:p text:style-name="P6"/>
      <text:p text:style-name="P6">&lt;div class=”container”&gt;</text:p>
      <text:p text:style-name="P6"><text:soft-page-break/><text:tab/>&lt;!--Conteúdo-→</text:p>
      <text:p text:style-name="P6">&lt;/div&gt; <text:span text:style-name="T1">&lt;=Uma tag definida como container é um container responsivo de largura fixa, ou seja, define uma largura máxima em cada ponto de interrupção de resposta.</text:span></text:p>
      <text:p text:style-name="P6"><text:span text:style-name="T1"/></text:p>
      <text:p text:style-name="P6">&lt;div class=”container-fluid”&gt;</text:p>
      <text:p text:style-name="P6"><text:tab/>&lt;!--Conteúdo-→</text:p>
      <text:p text:style-name="P6"><text:span text:style-name="T1">&lt;/div&gt; =&gt; é um container de largura total, abrangendo toda a largura da janela de visualização. Neste caso, largura:100% se aplica a todos os pontos de interrupção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0T20:55:54.236000000</dc:date>
    <meta:editing-duration>PT1M34S</meta:editing-duration>
    <meta:editing-cycles>1</meta:editing-cycles>
    <meta:document-statistic meta:table-count="0" meta:image-count="0" meta:object-count="0" meta:page-count="2" meta:paragraph-count="30" meta:word-count="347" meta:character-count="2164" meta:non-whitespace-character-count="1844"/>
    <meta:generator>LibreOffice/7.1.4.2$Windows_X86_64 LibreOffice_project/a529a4fab45b75fefc5b6226684193eb000654f6</meta:generator>
  </office:meta>
</office:document-meta>
</file>